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Consolas, monospace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.12cm" table:align="left"/>
    </style:style>
    <style:style style:name="Table2.A" style:family="table-column">
      <style:table-column-properties style:column-width="2.12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Table1" style:family="table">
      <style:table-properties style:width="2.977cm" table:align="left"/>
    </style:style>
    <style:style style:name="Table1.A" style:family="table-column">
      <style:table-column-properties style:column-width="2.977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Table3" style:family="table">
      <style:table-properties style:width="2.111cm" table:align="left"/>
    </style:style>
    <style:style style:name="Table3.A" style:family="table-column">
      <style:table-column-properties style:column-width="2.111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ffffff" fo:padding-left="0.212cm" fo:padding-right="0.212cm" fo:padding-top="0.106cm" fo:padding-bottom="0.106cm" fo:border="0.05pt solid #000000">
        <style:background-image/>
      </style:table-cell-properties>
    </style:style>
    <style:style style:name="P1" style:family="paragraph" style:parent-style-name="Standard">
      <style:text-properties officeooo:rsid="000a4cfe" officeooo:paragraph-rsid="000a4cfe"/>
    </style:style>
    <style:style style:name="P2" style:family="paragraph" style:parent-style-name="Standard">
      <style:text-properties officeooo:rsid="000a9a22" officeooo:paragraph-rsid="000a9a22"/>
    </style:style>
    <style:style style:name="P3" style:family="paragraph" style:parent-style-name="Standard">
      <style:text-properties fo:font-variant="normal" fo:text-transform="none" fo:color="#ff0000" style:font-name="Menlo" fo:font-size="8.25pt" fo:letter-spacing="normal" fo:font-style="normal" fo:font-weight="normal" officeooo:rsid="000a9a22" officeooo:paragraph-rsid="000a9a22"/>
    </style:style>
    <style:style style:name="P4" style:family="paragraph" style:parent-style-name="Standard">
      <style:text-properties fo:font-variant="normal" fo:text-transform="none" fo:color="#000000" style:font-name="Menlo" fo:font-size="8.25pt" fo:letter-spacing="normal" fo:font-style="normal" fo:font-weight="normal" officeooo:rsid="000a9a22" officeooo:paragraph-rsid="000a9a22"/>
    </style:style>
    <style:style style:name="P5" style:family="paragraph" style:parent-style-name="Standard">
      <style:text-properties fo:font-variant="normal" fo:text-transform="none" fo:color="#000000" style:font-name="Menlo" fo:font-size="20pt" fo:letter-spacing="normal" fo:font-style="normal" fo:font-weight="normal" officeooo:rsid="000b43ad" officeooo:paragraph-rsid="000b43ad" style:font-size-asian="17.5pt" style:font-size-complex="20pt"/>
    </style:style>
    <style:style style:name="P6" style:family="paragraph" style:parent-style-name="Standard">
      <style:text-properties fo:font-variant="normal" fo:text-transform="none" fo:color="#000000" style:font-name="Menlo" fo:font-size="18pt" fo:letter-spacing="normal" fo:font-style="normal" fo:font-weight="normal" officeooo:rsid="000e71b3" officeooo:paragraph-rsid="000e71b3" style:font-size-asian="18pt" style:font-size-complex="18pt"/>
    </style:style>
    <style:style style:name="P7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a9a22" officeooo:paragraph-rsid="000a9a22"/>
    </style:style>
    <style:style style:name="P8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a9a22" officeooo:paragraph-rsid="0014cf28"/>
    </style:style>
    <style:style style:name="P9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0a9a22" officeooo:paragraph-rsid="0016756c"/>
    </style:style>
    <style:style style:name="P10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07d3d" officeooo:paragraph-rsid="00107d3d"/>
    </style:style>
    <style:style style:name="P11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paragraph-rsid="0011c322"/>
    </style:style>
    <style:style style:name="P1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27003" officeooo:paragraph-rsid="00127003"/>
    </style:style>
    <style:style style:name="P13" style:family="paragraph" style:parent-style-name="Table_20_Contents">
      <style:text-properties fo:color="#000000"/>
    </style:style>
    <style:style style:name="P14" style:family="paragraph" style:parent-style-name="Table_20_Heading">
      <style:text-properties fo:color="#000000" fo:font-weight="bold"/>
    </style:style>
    <style:style style:name="P15" style:family="paragraph" style:parent-style-name="Standard">
      <style:text-properties fo:font-size="18pt" style:font-size-asian="18pt" style:font-size-complex="18pt"/>
    </style:style>
    <style:style style:name="P16" style:family="paragraph" style:parent-style-name="Standard">
      <style:text-properties fo:font-size="18pt" officeooo:paragraph-rsid="0019c33e" style:font-size-asian="18pt" style:font-size-complex="18pt"/>
    </style:style>
    <style:style style:name="T1" style:family="text">
      <style:text-properties officeooo:rsid="0011c322"/>
    </style:style>
    <style:style style:name="T2" style:family="text">
      <style:text-properties officeooo:rsid="0014cf28"/>
    </style:style>
    <style:style style:name="T3" style:family="text">
      <style:text-properties officeooo:rsid="0019c3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onsider the following relational schema </text:p>
      <text:p text:style-name="P16">Student( s_id int, sname varchar(20), level varchar(20), age int, subject varchar(20)) </text:p>
      <text:p text:style-name="P16">Class( cname varchar(20), meet at varchar (20), room int, fid int) Enrolled( s_id integer, cname varchar (20)) Faculty (fid int, fname varchar(20), deptid int)</text:p>
      <text:p text:style-name="P15">Student, Class,Faculty</text:p>
      <text:p text:style-name="P15"><text:line-break/>Give an object-relational schema definition using references to express foreign-key relationships.</text:p>
      <text:p text:style-name="P15">Write each of the queries given below on the above schema using OQL(Object Query Language).</text:p>
      <text:p text:style-name="P16"><text:span text:style-name="T3">1.</text:span>Find the names of all classes that either meet in room 86 or have two or more students enrolled. </text:p>
      <text:p text:style-name="P16">2. Find the name of the oldest student who has opted either a ‘cs-212’ subject.</text:p>
      <text:p text:style-name="P16">3. Find the names of students enrolled in the maximum number of classes.</text:p>
      <text:p text:style-name="P16">4. Find the names of student not enrolled in any class.</text:p>
      <text:p text:style-name="P15"/>
      <text:p text:style-name="Standard">step-1 Creating the abstract datatype</text:p>
      <text:p text:style-name="Standard">step-2 Create tables using datatypes </text:p>
      <text:p text:style-name="Standard">step-3 Inserting values</text:p>
      <text:p text:style-name="Standard"/>
      <text:p text:style-name="P1">STEP -1</text:p>
      <text:p text:style-name="P1"/>
      <text:p text:style-name="P1">CREATE TYPE STUD_1 AS OBJECT (</text:p>
      <text:p text:style-name="P1">S_ID NUMBER ,</text:p>
      <text:p text:style-name="P1">S_NAME VARCHAR2(30),</text:p>
      <text:p text:style-name="P1">S_LEVE VARCHAR2(15),</text:p>
      <text:p text:style-name="P1">AGE NUMBER,</text:p>
      <text:p text:style-name="P1">SUBJECT VARCHAR2(15));</text:p>
      <text:p text:style-name="P1"/>
      <text:p text:style-name="P1">CREATE TYPE CLASS_1 AS OBJECT (</text:p>
      <text:p text:style-name="P1">C_NAME VARCHAR2(15),</text:p>
      <text:p text:style-name="P1">MEETAT NUMBER,</text:p>
      <text:p text:style-name="P1">ROOM NUMBER,FACULTY REF FACULTY_1);</text:p>
      <text:p text:style-name="P1"/>
      <text:p text:style-name="P1"/>
      <text:p text:style-name="P1">CREATE TYPE FACULTY_1 AS OBJECT(</text:p>
      <text:p text:style-name="P1">F_ID NUMBER,</text:p>
      <text:p text:style-name="P1">F_NAME VARCHAR2(15),</text:p>
      <text:p text:style-name="P1"><text:soft-page-break/>DEPTID NUMBER);</text:p>
      <text:p text:style-name="P1"/>
      <text:p text:style-name="P1">CREATE TYPE ENROLLED_1 AS OBJECT (</text:p>
      <text:p text:style-name="P1">STUD_ REF STUD_1,</text:p>
      <text:p text:style-name="P1">CLASS_ REF CLASS_1);</text:p>
      <text:p text:style-name="P1"/>
      <text:p text:style-name="P1">STEP 2</text:p>
      <text:p text:style-name="P1"/>
      <text:p text:style-name="P1">CREATE TABLE STUD_T OF STUD_1(S_ID PRIMARY KEY);</text:p>
      <text:p text:style-name="P1">CREATE TABLE CLASS_T OF CLASS_1 (C_NAME PRIMARY KEY);</text:p>
      <text:p text:style-name="P1">CREATE TABLE FACULTY_T OF FACULTY_1(F_ID PRIMARY KEY);</text:p>
      <text:p text:style-name="P1">CREATE TABLE ENROLLED_T OF ENROLLED_1;</text:p>
      <text:p text:style-name="Standard"/>
      <text:p text:style-name="P2">STEP 3 -</text:p>
      <text:p text:style-name="P2"/>
      <text:p text:style-name="P2">CREATE TABLE STUD_T OF STUD_1(S_ID PRIMARY KEY);</text:p>
      <text:p text:style-name="P2">CREATE TABLE CLASS_T OF CLASS_1 (C_NAME PRIMARY KEY);</text:p>
      <text:p text:style-name="P2">CREATE TABLE FACULTY_T OF FACULTY_1(F_ID PRIMARY KEY);</text:p>
      <text:p text:style-name="P2">CREATE TABLE ENROLLED_T OF ENROLLED_1;</text:p>
      <text:p text:style-name="P2"/>
      <text:p text:style-name="P2">INSERT INTO STUD_T VALUES(1,'ABC DEF','UG',19,'CS-311');</text:p>
      <text:p text:style-name="P2">INSERT INTO STUD_T VALUES(2,'GHI JKL','UG',18,'CS-212');</text:p>
      <text:p text:style-name="P2">INSERT INTO STUD_T VALUES(3,'V P','PG',21,'CS-413');</text:p>
      <text:p text:style-name="P2">INSERT INTO STUD_T VALUES(4,'S T','PG',21,'CS-412');</text:p>
      <text:p text:style-name="P2">INSERT INTO STUD_T VALUES(5,'R S','UG',19,'CS-212');</text:p>
      <text:p text:style-name="P2"/>
      <text:p text:style-name="P2">INSERT INTO FACULTY_T VALUES(11,'S P',2);</text:p>
      <text:p text:style-name="P2">INSERT INTO FACULTY_T VALUES(12,'S K',3);</text:p>
      <text:p text:style-name="P2">INSERT INTO FACULTY_T VALUES(13,'S M',4);</text:p>
      <text:p text:style-name="P2"/>
      <text:p text:style-name="P2">INSERT INTO CLASS_T SELECT 'SYBSCCS',10,85,REF(F) FROM FACULTY1_T F WHERE F.F_NAME = 'S P';</text:p>
      <text:p text:style-name="P3">ORA-00942: table or view does not exist </text:p>
      <text:p text:style-name="P3"/>
      <text:p text:style-name="P4">INSERT INTO ENROLLED_T SELECT REF(S),REF(C) FROM STUD_T S,CLASS_T C</text:p>
      <text:p text:style-name="P4">WHERE S.S_ID=1 AND C.C_NAME='SYBSCCS';</text:p>
      <text:p text:style-name="P4"/>
      <text:p text:style-name="P4"/>
      <text:p text:style-name="P4"/>
      <text:p text:style-name="P4"/>
      <text:p text:style-name="P6">Updated :</text:p>
      <text:p text:style-name="P6">create type stud_1 as object(</text:p>
      <text:p text:style-name="P6">s_id number,</text:p>
      <text:p text:style-name="P6">s_name varchar2(30),</text:p>
      <text:p text:style-name="P6">s_level varchar2(15),</text:p>
      <text:p text:style-name="P6">age number,</text:p>
      <text:p text:style-name="P6">subejct varchar2(15));</text:p>
      <text:p text:style-name="P6"/>
      <text:p text:style-name="P6">create table stud_t of stud_1(s_id primary key);</text:p>
      <text:p text:style-name="P6"><text:soft-page-break/>insert into stud_t values(1, 'Sagar Joshi', 'UG', 19, 'cs-311');</text:p>
      <text:p text:style-name="P6">insert into stud_t values(2, 'Vaishali Shah', 'UG', 18, 'cs-212');</text:p>
      <text:p text:style-name="P6">insert into stud_t values(3, 'Vishal Patil', 'UG', 21, 'cs-413');</text:p>
      <text:p text:style-name="P6">insert into stud_t values(4, 'Supriya Trivedi', 'PG', 21, 'cs-412');</text:p>
      <text:p text:style-name="P6">insert into stud_t values(5, 'Raj Shrinivasan', 'UG', 19, 'cs-212');</text:p>
      <text:p text:style-name="P6">insert into stud_t values(6, 'Yash Kela' , 'UG',19,'cs-212');</text:p>
      <text:p text:style-name="P6">insert into stud_t values(7, 'Pragati Singh' , 'PG',19,'cs-412');</text:p>
      <text:p text:style-name="P6">insert into stud_t values(8, 'Om Jagtap' , 'pG',19,'cs-414');</text:p>
      <text:p text:style-name="P6"/>
      <text:p text:style-name="P6"/>
      <text:p text:style-name="P6">create type Faculty_1 as object(</text:p>
      <text:p text:style-name="P6">f_id number,</text:p>
      <text:p text:style-name="P6">f_name varchar2(15),</text:p>
      <text:p text:style-name="P6">deptid number);</text:p>
      <text:p text:style-name="P6"/>
      <text:p text:style-name="P6">create table faculty_t of Faculty_1(f_id primary key);</text:p>
      <text:p text:style-name="P6"/>
      <text:p text:style-name="P6">insert into faculty_t values(11, 'Shweta Pawar', 2);</text:p>
      <text:p text:style-name="P6">insert into faculty_t values(12, 'Sameer Kulkarni', 3);</text:p>
      <text:p text:style-name="P6">insert into faculty_t values(13, 'Sanjay Mahajan', 4);</text:p>
      <text:p text:style-name="P6"/>
      <text:p text:style-name="P6"/>
      <text:p text:style-name="P6">create type class_1 as object(</text:p>
      <text:p text:style-name="P6">c_name varchar2(15),</text:p>
      <text:p text:style-name="P6">meetat number,</text:p>
      <text:p text:style-name="P6">room number,</text:p>
      <text:p text:style-name="P6"><text:soft-page-break/>faculty REF Faculty_1);</text:p>
      <text:p text:style-name="P6"/>
      <text:p text:style-name="P6">create table class_t of class_1(c_name primary key);</text:p>
      <text:p text:style-name="P6"/>
      <text:p text:style-name="P6">insert into class_t select 'SYBCS', 10, 85, REF(f) from faculty_t f</text:p>
      <text:p text:style-name="P6">where f.f_name='Shweta Pawar';</text:p>
      <text:p text:style-name="P6">insert into class_t select 'TYBCS', 11, 86, REF(f) from faculty_t f</text:p>
      <text:p text:style-name="P6">where f.f_name='Shweta Pawar';</text:p>
      <text:p text:style-name="P6">insert into class_t select 'MCA', 12, 87, REF(f) from faculty_t f</text:p>
      <text:p text:style-name="P6">where f.f_name='Shweta Pawar';</text:p>
      <text:p text:style-name="P6">insert into class_t select 'FYBCS', 10, 85, REF(f) from faculty_t f</text:p>
      <text:p text:style-name="P6">where f.f_name='Sameer Kulkarni';</text:p>
      <text:p text:style-name="P6">insert into class_t select 'MCS', 12, 88, REF(f) from faculty_t f</text:p>
      <text:p text:style-name="P6">where f.f_name='Sameer Kulkarni';</text:p>
      <text:p text:style-name="P6"/>
      <text:p text:style-name="P6">create type Enrolled_1 as object(</text:p>
      <text:p text:style-name="P6">Stud_ REF stud_1,</text:p>
      <text:p text:style-name="P6">Class_ REF class_1);</text:p>
      <text:p text:style-name="P6"/>
      <text:p text:style-name="P6">create table enrolled_t of Enrolled_1;</text:p>
      <text:p text:style-name="P6"/>
      <text:p text:style-name="P6">insert into enrolled_t select ref(s), ref(c) from stud_t s, class_t c</text:p>
      <text:p text:style-name="P6">where s.s_id=1 and c.c_name='TYBCS';</text:p>
      <text:p text:style-name="P6">insert into enrolled_t select ref(s), ref(c) from stud_t s, class_t c</text:p>
      <text:p text:style-name="P6">where s.s_id=2 and c.c_name='FYBCS';</text:p>
      <text:p text:style-name="P6">insert into enrolled_t select ref(s), ref(c) from stud_t s, class_t c</text:p>
      <text:p text:style-name="P6"><text:soft-page-break/>where s.s_id=3 and c.c_name='SYBCS';</text:p>
      <text:p text:style-name="P6">insert into enrolled_t select ref(s), ref(c) from stud_t s, class_t c</text:p>
      <text:p text:style-name="P6">where s.s_id=4 and c.c_name='MCA';</text:p>
      <text:p text:style-name="P6">insert into enrolled_t select ref(s), ref(c) from stud_t s, class_t c</text:p>
      <text:p text:style-name="P6">where s.s_id=5 and c.c_name='MCS';</text:p>
      <text:p text:style-name="P4"/>
      <text:p text:style-name="P4"/>
      <text:p text:style-name="P4"/>
      <text:p text:style-name="P4"/>
      <text:p text:style-name="P4">insert into enrolled_t select ref(s), ref(c) from stud_t s, class_t c</text:p>
      <text:p text:style-name="P4">where s.s_id=6 and c.c_name='MScCS';</text:p>
      <text:p text:style-name="P4"/>
      <text:p text:style-name="P4">insert into enrolled_t select ref(s), ref(c) from stud_t s, class_t c</text:p>
      <text:p text:style-name="P4">where s.s_id=7 and c.c_name='MScCA';</text:p>
      <text:p text:style-name="P4"/>
      <text:p text:style-name="P4">insert into enrolled_t select ref(s), ref(c) from stud_t s, class_t c</text:p>
      <text:p text:style-name="P4">where s.s_id=7 and c.c_name='MScCS';</text:p>
      <text:p text:style-name="P4"/>
      <text:p text:style-name="P4"/>
      <text:p text:style-name="P4"/>
      <text:p text:style-name="P5">QUERY</text:p>
      <text:p text:style-name="P7">Find the names of all classes that either meet in room 86 or have two or more students enrolled.</text:p>
      <text:p text:style-name="P7"/>
      <text:p text:style-name="P7">select c.c_name from class_t c where c.room = 86 or c.c_name in </text:p>
      <text:p text:style-name="P7">(select deref(Class_).c_name </text:p>
      <text:p text:style-name="P7">from enrolled_t</text:p>
      <text:p text:style-name="P7">group by deref(Class_).c_name</text:p>
      <text:p text:style-name="P7">having count(*)&gt;=2);</text:p>
      <text:p text:style-name="P7"/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bookmark text:name="C_NAME_242143271107516472259711862236487753530"/>C_NAME</text:p>
          </table:table-cell>
        </table:table-row>
        <table:table-row>
          <table:table-cell table:style-name="Table2.A2" office:value-type="string">
            <text:p text:style-name="P13">TYBCS</text:p>
          </table:table-cell>
        </table:table-row>
        <table:table-row>
          <table:table-cell table:style-name="Table2.A2" office:value-type="string">
            <text:p text:style-name="P13">MCA</text:p>
          </table:table-cell>
        </table:table-row>
        <table:table-row>
          <table:table-cell table:style-name="Table2.A2" office:value-type="string">
            <text:p text:style-name="P13">MCS</text:p>
          </table:table-cell>
        </table:table-row>
      </table:table>
      <text:p text:style-name="P7"/>
      <text:p text:style-name="P7"/>
      <text:p text:style-name="P7"/>
      <text:p text:style-name="P7">2. Find the name of the oldest student who has opted either a ‘cs-212’ subject.</text:p>
      <text:p text:style-name="Standard">Find the name of the oldest student who has opted a ‘cs-212’ subject.</text:p>
      <text:p text:style-name="Standard"/>
      <text:p text:style-name="Standard">select s_name from stud_t where subejct = 'cs-212' and age = </text:p>
      <text:p text:style-name="Standard">(select max(age)</text:p>
      <text:p text:style-name="Standard">from stud_t</text:p>
      <text:p text:style-name="Standard">group by subejct</text:p>
      <text:p text:style-name="Standard">having subejct = 'cs-212')</text:p>
      <text:p text:style-name="P7"/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4"><text:bookmark text:name="S_NAME_241416021897980229950706656488073080218"/>S_NAME</text:p>
          </table:table-cell>
        </table:table-row>
        <table:table-row>
          <table:table-cell table:style-name="Table1.A2" office:value-type="string">
            <text:p text:style-name="P13">Yash Kela</text:p>
          </table:table-cell>
        </table:table-row>
        <table:table-row>
          <table:table-cell table:style-name="Table1.A2" office:value-type="string">
            <text:p text:style-name="P13">Raj Shrinivasan</text:p>
          </table:table-cell>
        </table:table-row>
      </table:table>
      <text:p text:style-name="P7"><text:soft-page-break/></text:p>
      <text:p text:style-name="P7"/>
      <text:p text:style-name="P7"><text:span text:style-name="T2">3.</text:span>Find the names of students enrolled in the maximum number of classes.</text:p>
      <text:p text:style-name="P7"/>
      <text:p text:style-name="P7">select s_name from stud_t where s_id in</text:p>
      <text:p text:style-name="P7">(select deref(Stud_).s_id</text:p>
      <text:p text:style-name="P7">from enrolled_t e</text:p>
      <text:p text:style-name="P7">group by deref(Stud_).s_id</text:p>
      <text:p text:style-name="P7">having count(*) &gt;= all(select count(*) from enrolled_t group by deref(Stud_).s_id));</text:p>
      <text:p text:style-name="P7"/>
      <text:p text:style-name="P8">S_NAME</text:p>
      <text:p text:style-name="P8">Pragati Singh<text:line-break/></text:p>
      <text:p text:style-name="P7"/>
      <text:p text:style-name="P7"><text:span text:style-name="T2">4.</text:span>Find the names of student not enrolled in any class.</text:p>
      <text:p text:style-name="P7"/>
      <text:p text:style-name="P7">select s_name from stud_t where s_id not in</text:p>
      <text:p text:style-name="P7">(select deref(Stud_).s_id from enrolled_t e)</text:p>
      <text:p text:style-name="P7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<text:bookmark text:name="S_NAME_242143678744529383049585068889898398770"/>S_NAME</text:p>
          </table:table-cell>
        </table:table-row>
        <table:table-row>
          <table:table-cell table:style-name="Table3.A2" office:value-type="string">
            <text:p text:style-name="P13">Om Jagtap</text:p>
          </table:table-cell>
        </table:table-row>
      </table:table>
      <text:p text:style-name="P7"/>
      <text:p text:style-name="P7"/>
      <text:p text:style-name="P10">Teacher </text:p>
      <text:p text:style-name="P7"/>
      <text:p text:style-name="P9">Consider the following relational schema Teacher( t_no, fname, lname, salary, joiningdate, birthdate ) Class ( class_no, t_no, roomno) Payscale ( minlimit, maxlimit, grade) </text:p>
      <text:p text:style-name="P9"/>
      <text:p text:style-name="P9">a. Give an object-relational schema definition using references to express foreign-key relationships. </text:p>
      <text:p text:style-name="P9">b. Write each of the queries given below on the above schema using OQL(Object Query Language). </text:p>
      <text:p text:style-name="P9">1. Display the name of the teacher who is oldest among all teachers.</text:p>
      <text:p text:style-name="P9">2. Display teacher numbers and names of those teachers who are earning less than ‘jatin’.</text:p>
      <text:p text:style-name="P9">3. Display the list of all teachers who are earning equal to any teacher who has joined before ’31-dec-1998;</text:p>
      <text:p text:style-name="P7"/>
      <text:p text:style-name="P11"><text:span text:style-name="T1">1.</text:span>Display the name of the teacher who is oldest among all teachers.</text:p>
      <text:p text:style-name="P11">select f_name,l_name </text:p>
      <text:p text:style-name="P11">from teacher_t </text:p>
      <text:p text:style-name="P11">where b_date &lt;= all</text:p>
      <text:p text:style-name="P11">(select b_date from teacher_t);</text:p>
      <text:p text:style-name="P11"/>
      <text:p text:style-name="P11"/>
      <text:p text:style-name="P11"><text:span text:style-name="T1">2.</text:span>Display teacher numbers and names of those teachers who are earning less than ‘jatin’.</text:p>
      <text:p text:style-name="P11"/>
      <text:p text:style-name="P11">select f_name , l_name </text:p>
      <text:p text:style-name="P11">from teacher_t</text:p>
      <text:p text:style-name="P11">where salary &lt;(select salary from teacher_t where f_name='Jatin');</text:p>
      <text:p text:style-name="P11"/>
      <text:p text:style-name="P12">3.</text:p>
      <text:p text:style-name="P12">Display the list of all teachers who are earning equal to any teacher who has joined before ’31-dec-1998;</text:p>
      <text:p text:style-name="P12"/>
      <text:p text:style-name="P12"/>
      <text:p text:style-name="P12">select f_name , l_name </text:p>
      <text:p text:style-name="P12">from teacher_t</text:p>
      <text:p text:style-name="P12">where j_date &gt; '31-dec-1998' and</text:p>
      <text:p text:style-name="P12">salary in(select salary from teacher_t where j_date&lt;'31-dec1998');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Consolas, monospace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9:23:40.528414999</meta:creation-date>
    <meta:editing-duration>PT2H55M58S</meta:editing-duration>
    <meta:editing-cycles>5</meta:editing-cycles>
    <meta:generator>LibreOffice/6.4.4.2$Linux_X86_64 LibreOffice_project/40$Build-2</meta:generator>
    <dc:date>2020-12-26T22:12:21.377381441</dc:date>
    <meta:document-statistic meta:table-count="3" meta:image-count="0" meta:object-count="0" meta:page-count="6" meta:paragraph-count="169" meta:word-count="1040" meta:character-count="7117" meta:non-whitespace-character-count="6228"/>
  </office:meta>
</office:document-meta>
</file>